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Общетехническая библиотека</text:h>
          </table:table-cell>
        </table:table-row>
        <table:table-row table:style-name="Table1.2">
          <table:table-cell table:style-name="Table1.A2" office:value-type="string">
            <text:p text:style-name="P1">В настоящем разделе справки описана <text:span text:style-name="T1">«Общетехническая библиотека»</text:span> блоков, включающая в себя 16 библиотек (групп блоков, объединенных по какому-либо общему признаку, и размещенных на отдельных вкладках в «Палитре инструментов»). «Общетехническая библиотека» содержит около 300 блоков различной природы и назначения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щетехническая библиотека</dc:title>
    <dc:date>2012-01-14T15:17:51.63</dc:date>
    <meta:generator>OpenOffice_Beta/4.1.0$Win32 OpenOffice.org_project/410m14$Build-9760</meta:generator>
    <meta:editing-duration>PT4H31M58S</meta:editing-duration>
    <meta:editing-cycles>113</meta:editing-cycles>
    <dc:creator>Александр </dc:creator>
    <meta:document-statistic meta:table-count="1" meta:image-count="0" meta:object-count="0" meta:page-count="1" meta:paragraph-count="2" meta:word-count="40" meta:character-count="339"/>
    <meta:user-defined meta:name="Поле 1"/>
    <meta:user-defined meta:name="Поле 2"/>
    <meta:user-defined meta:name="Поле 3"/>
    <meta:user-defined meta:name="Поле 4"/>
  </office:meta>
</office:document-meta>
</file>